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e0efd4" draw:opacity="70%" draw:textarea-horizontal-align="justify" draw:textarea-vertical-align="top" draw:auto-grow-height="false" fo:min-height="14.716cm" fo:min-width="22.466cm" fo:padding-top="0.142cm" fo:padding-bottom="0.142cm" fo:padding-left="0.267cm" fo:padding-right="0.267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0efd4" draw:opacity="70%"/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3cm" svg:height="15cm" svg:x="2.25cm" svg:y="1.5cm">
          <text:p text:style-name="P1"><text:span text:style-name="T1">BlockchainControll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measure-align="automatic" draw:measure-vertical-align="automati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5cm" fo:margin-bottom="0cm" fo:text-indent="0cm"/>
      <style:text-properties fo:font-size="3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6cm" presentation:class="title" presentation:placeholder="true">
        <draw:text-box/>
      </draw:frame>
      <draw:frame presentation:style-name="Default-outline1" draw:layer="backgroundobjects" svg:width="24.299cm" svg:height="10.439cm" svg:x="1.35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4:05:14.189000000</meta:creation-date>
    <dc:date>2018-11-06T12:33:53.339000000</dc:date>
    <meta:editing-duration>P1DT16H20M5S</meta:editing-duration>
    <meta:editing-cycles>15</meta:editing-cycles>
    <meta:generator>LibreOffice/6.0.6.2$Windows_X86_64 LibreOffice_project/0c292870b25a325b5ed35f6b45599d2ea4458e77</meta:generator>
    <meta:document-statistic meta:object-count="24"/>
  </office:meta>
</office:document-meta>
</file>